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580000001FED1EC3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Helvetica" svg:font-family="Helvetica, Geneva, Arial, SunSans-Regular, sans-serif"/>
    <style:font-face style:name="OpenSymbol" svg:font-family="OpenSymbol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text-underline-style="none" style:font-size-asian="8pt" style:font-size-complex="8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50%"/>
      <style:text-properties style:font-name="Arial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Arial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8" style:family="paragraph" style:parent-style-name="arial">
      <style:paragraph-properties fo:line-height="150%"/>
      <style:text-properties style:font-name="Helvetica"/>
    </style:style>
    <style:style style:name="P9" style:family="paragraph" style:parent-style-name="Text_20_body">
      <style:paragraph-properties fo:line-height="150%"/>
      <style:text-properties style:font-name="Arial"/>
    </style:style>
    <style:style style:name="P10" style:family="paragraph" style:parent-style-name="Text_20_body" style:list-style-name="L1">
      <style:paragraph-properties fo:line-height="150%"/>
      <style:text-properties style:font-name="Arial"/>
    </style:style>
    <style:style style:name="P11" style:family="paragraph" style:parent-style-name="arial">
      <style:paragraph-properties fo:line-height="150%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arial">
      <style:paragraph-properties fo:line-height="150%"/>
      <style:text-properties style:font-name="arial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Aufgabe 6, 7 und 8:</text:p>
      <text:p text:style-name="P7">Wirkungsgraphen und Wirkungsmatrizen</text:p>
      <text:p text:style-name="P5"/>
      <text:p text:style-name="P5"/>
      <text:p text:style-name="P5">Lehrveranstaltung</text:p>
      <text:p text:style-name="P6">VU Systemwissenschaften 3</text:p>
      <text:p text:style-name="P6">SS 2012</text:p>
      <text:p text:style-name="P6">Wolfgang Granigg</text:p>
      <text:p text:style-name="P5"/>
      <text:p text:style-name="P5">Autor</text:p>
      <text:p text:style-name="P6"><text:initial-creator>Stefan Kasberger</text:initial-creator>, Matr. Nr. 1011416</text:p>
      <text:p text:style-name="P6">David Steinwender, Matr. Nr. 1010644</text:p>
      <text:p text:style-name="P6">Abgabe: 31. Mai 2012</text:p>
      <text:p text:style-name="P4"/>
      <text:h text:style-name="P13" text:outline-level="1">Umsetzung</text:h>
      <text:p text:style-name="P3">Es wurden folgende Technologien verwendet:</text:p>
      <text:list xml:id="list297384755" text:style-name="L1">
        <text:list-item>
          <text:p text:style-name="P10">R mit RStudio</text:p>
        </text:list-item>
        <text:list-item>
          <text:p text:style-name="P10">yEd</text:p>
        </text:list-item>
        <text:list-item>
          <text:p text:style-name="P10">Graphviz</text:p>
        </text:list-item>
        <text:list-item>
          <text:p text:style-name="P10">LaTeX</text:p>
        </text:list-item>
      </text:list>
      <text:p text:style-name="P3">Die konkrete Umsetzung findet sich als Anhang.</text:p>
      <text:h text:style-name="Heading_20_1" text:outline-level="1">Links</text:h>
      <text:p text:style-name="P3">Die Aufgaben sind - wie immer - auch dieses Mal im Wiki zu finden:</text:p>
      <text:p text:style-name="P3">http://www.bit.ly/Sys3_Abgabe310521</text:p>
      <text:p text:style-name="P12">Urheberrecht:</text:p>
      <text:p text:style-name="P8"><draw:a xlink:type="simple" xlink:href="http://creativecommons.org/licenses/by/3.0/at/" office:target-frame-name="_blank" xlink:show="new"><draw:frame draw:style-name="fr1" draw:name="graphics1" text:anchor-type="paragraph" svg:x="13.73cm" svg:y="-0.002cm" svg:width="3.272cm" svg:height="1.152cm" draw:z-index="0"><draw:image xlink:href="Pictures/10000201000000580000001FED1EC38A.png" xlink:type="simple" xlink:show="embed" xlink:actuate="onLoad"/></draw:frame></draw:a><text:span text:style-name="T1">Sämtlicher Inhalt steht unter </text:span><text:a xlink:type="simple" xlink:href="https://creativecommons.org/licenses/by/3.0/at/"><text:span text:style-name="T2">Creative Commons Lizenz CC by</text:span></text:a><text:span text:style-name="T1"> unter Namensnennung frei zur Weiterverwendung zur Verfügung.</text:span></text:p>
      <text:p text:style-name="P11"/>
      <text:p text:style-name="P11">Der R Code steht unter der GNU GPL frei zur Verfüg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Helvetica" svg:font-family="Helvetica, Geneva, Arial, SunSans-Regular, sans-serif"/>
    <style:font-face style:name="OpenSymbol" svg:font-family="OpenSymbol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rial" style:family="paragraph" style:parent-style-name="Standard">
      <style:paragraph-properties fo:line-height="150%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text-underline-style="none" style:font-size-asian="8pt" style:font-size-complex="8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8">
      <number:year number:style="long"/>
    </number:date-style>
  </office:automatic-styles>
  <office:master-styles>
    <style:master-page style:name="Standard" style:page-layout-name="Mpm1">
      <style:header>
        <text:p text:style-name="MP1">VU Systemwissenschaften</text:p>
        <text:p text:style-name="MP1">Wolfgang Granigg</text:p>
        <text:p text:style-name="MP1">SS 2012</text:p>
      </style:header>
      <style:footer>
        <text:p text:style-name="MP2"><draw:a xlink:type="simple" xlink:href="http://creativecommons.org/licenses/by/3.0/at/" office:target-frame-name="_blank" xlink:show="new"><draw:frame draw:style-name="Mfr1" draw:name="graphics2" text:anchor-type="paragraph" svg:x="14.878cm" svg:y="-0.002cm" svg:width="2.124cm" svg:height="0.748cm" draw:z-index="2"><draw:image xlink:href="Pictures/10000201000000580000001FED1EC38A.png" xlink:type="simple" xlink:show="embed" xlink:actuate="onLoad"/></draw:frame></draw:a><text:initial-creator>Stefan Kasberger</text:initial-creator>, <text:date style:data-style-name="N108" text:date-value="2012-05-28T18:05:50" text:fixed="true">2012</text:date></text:p>
        <text:p text:style-name="MP2">#1011416</text:p>
        <text:p text:style-name="MP2"><text:a xlink:type="simple" xlink:href="mailto:stefan.kasberger@edu.uni-graz.at">stefan.kasberger@edu.uni-graz.at</text:a> <text:s text:c="97"/>Seite <text:page-number text:select-page="current">2</text:page-number> von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8T18:05:50</meta:creation-date>
    <meta:editing-duration>PT6M59S</meta:editing-duration>
    <meta:editing-cycles>7</meta:editing-cycles>
    <meta:generator>LibreOffice/3.4$Unix LibreOffice_project/340m1$Build-402</meta:generator>
    <dc:title>Bericht</dc:title>
    <meta:initial-creator>Stefan Kasberger</meta:initial-creator>
    <dc:date>2012-05-31T11:45:59</dc:date>
    <dc:creator>Stefan Kasberger</dc:creator>
    <meta:document-statistic meta:table-count="0" meta:image-count="2" meta:object-count="0" meta:page-count="2" meta:paragraph-count="29" meta:word-count="111" meta:character-count="856" meta:non-whitespace-character-count="679"/>
    <meta:user-defined meta:name="Info 1"/>
    <meta:user-defined meta:name="Info 2"/>
    <meta:user-defined meta:name="Info 3"/>
    <meta:user-defined meta:name="Info 4"/>
    <meta:template xlink:type="simple" xlink:actuate="onRequest" xlink:title="Bericht" xlink:href="../../../../myFiles/Computer/Templates/Libre%20Office/Bericht.ott" meta:date="2012-05-28T18:05:50"/>
  </office:meta>
</office:document-meta>
</file>